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draw:stroke-dash="Ultrafine_20_Dashed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draw:fill="solid" draw:fill-color="#ffff99" draw:textarea-horizontal-align="center" draw:textarea-vertical-align="middle"/>
    </style:style>
    <style:style style:name="gr9" style:family="graphic" style:parent-style-name="standard">
      <style:graphic-properties draw:stroke="solid" draw:fill="solid" draw:fill-color="#cccccc" draw:textarea-horizontal-align="center" draw:textarea-vertical-align="middle"/>
    </style:style>
    <style:style style:name="gr10" style:family="graphic" style:parent-style-name="standard">
      <style:graphic-properties draw:stroke="solid" draw:fill="solid" draw:fill-color="#ffcc99" draw:textarea-horizontal-align="center" draw:textarea-vertical-align="middle"/>
    </style:style>
    <style:style style:name="gr11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draw:fill="solid" draw:fill-color="#ff9966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2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3" style:family="paragraph">
      <style:paragraph-properties fo:margin-left="0cm" fo:margin-right="0cm" fo:margin-top="0.4cm" fo:margin-bottom="0.4cm" fo:line-height="150%" fo:text-align="center" text:enable-numbering="false" fo:text-indent="0cm"/>
      <style:text-properties fo:font-size="32pt" fo:font-weight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9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6pt"/>
    </style:style>
    <style:style style:name="P8" style:family="paragraph">
      <style:paragraph-properties fo:margin-left="0cm" fo:margin-right="0cm" fo:text-align="start" text:enable-numbering="true" fo:text-indent="0cm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9pt"/>
    </style:style>
    <style:style style:name="P12" style:family="paragraph">
      <style:paragraph-properties fo:margin-left="0cm" fo:margin-right="0cm" fo:text-align="center" text:enable-numbering="false" fo:text-indent="0cm"/>
    </style:style>
    <style:style style:name="P13" style:family="paragraph">
      <style:paragraph-properties fo:text-align="center"/>
      <style:text-properties fo:font-size="6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  <style:text-properties fo:font-size="9pt" fo:font-weight="bold"/>
    </style:style>
    <style:style style:name="P16" style:family="paragraph">
      <style:paragraph-properties fo:margin-left="0cm" fo:margin-right="0cm" fo:text-align="start" fo:text-indent="0cm"/>
      <style:text-properties fo:font-size="9pt" fo:font-weight="bold"/>
    </style:style>
    <style:style style:name="P17" style:family="paragraph">
      <style:paragraph-properties fo:margin-left="0cm" fo:margin-right="0cm" fo:text-align="center" fo:text-indent="0cm"/>
      <style:text-properties fo:font-size="6pt" fo:font-weight="bold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style:paragraph-properties fo:text-align="center"/>
      <style:text-properties fo:font-size="9pt" fo:font-weight="bold"/>
    </style:style>
    <style:style style:name="P20" style:family="paragraph">
      <style:paragraph-properties fo:text-align="start"/>
      <style:text-properties fo:font-size="9pt" fo:font-weight="bold"/>
    </style:style>
    <style:style style:name="T1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7" style:family="text">
      <style:text-properties fo:font-size="9pt" fo:font-weight="bold"/>
    </style:style>
    <style:style style:name="T8" style:family="text">
      <style:text-properties fo:font-size="9pt"/>
    </style:style>
    <style:style style:name="T9" style:family="text">
      <style:text-properties fo:font-size="6pt"/>
    </style:style>
    <style:style style:name="T10" style:family="text">
      <style:text-properties fo:font-size="6pt" fo:font-weight="normal"/>
    </style:style>
    <style:style style:name="T11" style:family="text">
      <style:text-properties fo:font-size="9pt" fo:font-weight="normal"/>
    </style:style>
    <style:style style:name="T12" style:family="text">
      <style:text-properties fo:font-size="9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296cm" svg:height="4.095cm" svg:x="12.34cm" svg:y="5.741cm">
          <draw:text-box>
            <text:p text:style-name="P1"><text:span text:style-name="T1">Mumie 2 Sitemap</text:span></text:p>
            <text:p text:style-name="P2"><text:span text:style-name="T2">Context “store”, </text:span><text:span text:style-name="T3">P</text:span><text:span text:style-name="T2">roblem Answers</text:span></text:p>
            <text:p text:style-name="P2"><text:span text:style-name="T4">Match:</text:span><text:span text:style-name="T5"> </text:span><text:span text:style-name="T6">protected/store/problem-answers</text:span></text:p>
          </draw:text-box>
        </draw:frame>
        <draw:custom-shape draw:style-name="gr2" draw:text-style-name="P5" draw:id="id4" draw:layer="layout" svg:width="7.2cm" svg:height="0.7cm" svg:x="16.035cm" svg:y="14.635cm">
          <text:p text:style-name="P4"><text:span text:style-name="T7">Action: </text:span><text:span text:style-name="T8">provide-worksheet-info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7" draw:id="id1" draw:layer="layout" svg:width="3.102cm" svg:height="3.132cm" svg:x="18.084cm" svg:y="17.834cm">
          <text:p text:style-name="P6"><text:span text:style-name="T9">case-store-answers</text:span></text:p>
          <text:p text:style-name="P6"><text:span text:style-name="T9"><text:s/></text:span><text:span text:style-name="T9">=</text:span></text:p>
          <text:p text:style-name="P6"><text:span text:style-name="T9"><text:s/></text:span><text:span text:style-name="T9">staff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draw:id="id3" draw:layer="layout" svg:width="3.322cm" svg:height="1.906cm" svg:x="24.765cm" svg:y="13.322cm">
          <text:list text:style-name="L1">
            <text:list-item>
              <text:p text:style-name="P4"><text:span text:style-name="T8">Sets the following</text:span></text:p>
            </text:list-item>
          </text:list>
          <text:list text:style-name="L1">
            <text:list-item>
              <text:p text:style-name="P4"><text:span text:style-name="T8">sitemap parameters:</text:span></text:p>
            </text:list-item>
          </text:list>
          <text:list text:style-name="L1">
            <text:list-item>
              <text:p text:style-name="P8"><text:span text:style-name="T8"><text:s/></text:span><text:span text:style-name="T8">case-store-answers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9" draw:layer="layout" svg:x1="21.186cm" svg:y1="19.399cm" svg:x2="27.912cm" svg:y2="19.92cm" draw:start-shape="id1" draw:start-glue-point="7" draw:end-shape="id2" draw:end-glue-point="0">
          <text:p text:style-name="P10"/>
        </draw:connector>
        <draw:frame draw:style-name="gr6" draw:text-style-name="P11" draw:layer="layout" svg:width="1.002cm" svg:height="0.607cm" svg:x="23.499cm" svg:y="18.638cm">
          <draw:text-box>
            <text:p text:style-name="P10"><text:span text:style-name="T8">yes</text:span></text:p>
          </draw:text-box>
        </draw:frame>
        <draw:connector draw:style-name="gr7" draw:text-style-name="P9" draw:layer="layout" draw:type="line" svg:x1="24.765cm" svg:y1="14.274cm" svg:x2="23.235cm" svg:y2="14.985cm" draw:start-shape="id3" draw:start-glue-point="5" draw:end-shape="id4" draw:end-glue-point="1">
          <text:p text:style-name="P10"/>
        </draw:connector>
        <draw:connector draw:style-name="gr8" draw:text-style-name="P9" draw:layer="layout" draw:type="line" svg:x1="27.912cm" svg:y1="20.62cm" svg:x2="27.911cm" svg:y2="21.299cm" draw:start-shape="id2" draw:start-glue-point="2" draw:end-shape="id5" draw:end-glue-point="4">
          <text:p text:style-name="P10"/>
        </draw:connector>
        <draw:custom-shape draw:style-name="gr3" draw:text-style-name="P13" draw:id="id8" draw:layer="layout" svg:width="3.102cm" svg:height="3.175cm" svg:x="18.084cm" svg:y="28.01cm">
          <text:p text:style-name="P12"><text:span text:style-name="T10">case-</text:span><text:span text:style-name="T9">store-answers</text:span></text:p>
          <text:p text:style-name="P6"><text:span text:style-name="T10"><text:s/></text:span><text:span text:style-name="T10">= </text:span></text:p>
          <text:p text:style-name="P6"><text:span text:style-name="T10">student-</text:span></text:p>
          <text:p text:style-name="P6"><text:span text:style-name="T10">inside-time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4" draw:layer="layout" svg:x1="19.634cm" svg:y1="20.964cm" svg:x2="19.634cm" svg:y2="22.858cm" draw:start-shape="id1" draw:start-glue-point="6" draw:end-shape="id6" draw:end-glue-point="4">
          <text:p text:style-name="P10"/>
        </draw:connector>
        <draw:connector draw:style-name="gr10" draw:text-style-name="P14" draw:layer="layout" svg:x1="18.069cm" svg:y1="24.395cm" svg:x2="11.201cm" svg:y2="25.273cm" draw:start-shape="id6" draw:start-glue-point="5" draw:end-shape="id7" draw:end-glue-point="0">
          <text:p text:style-name="P10"/>
        </draw:connector>
        <draw:connector draw:style-name="gr10" draw:text-style-name="P14" draw:layer="layout" svg:x1="19.634cm" svg:y1="25.934cm" svg:x2="19.634cm" svg:y2="28.01cm" draw:start-shape="id6" draw:start-glue-point="6" draw:end-shape="id8" draw:end-glue-point="4">
          <text:p text:style-name="P10"/>
        </draw:connector>
        <draw:frame draw:style-name="gr6" draw:text-style-name="P11" draw:layer="layout" svg:width="0.858cm" svg:height="0.607cm" svg:x="19.851cm" svg:y="26.571cm">
          <draw:text-box>
            <text:p text:style-name="P10"><text:span text:style-name="T8">no</text:span></text:p>
          </draw:text-box>
        </draw:frame>
        <draw:custom-shape draw:style-name="gr11" draw:text-style-name="P15" draw:id="id5" draw:layer="layout" svg:width="2.787cm" svg:height="0.617cm" svg:x="26.519cm" svg:y="21.299cm">
          <text:p text:style-name="P6"><text:span text:style-name="T7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14" draw:layer="layout" draw:type="line" svg:x1="11.201cm" svg:y1="27.852cm" svg:x2="11.203cm" svg:y2="28.764cm" draw:start-shape="id9" draw:start-glue-point="2" draw:end-shape="id10" draw:end-glue-point="4">
          <text:p text:style-name="P10"/>
        </draw:connector>
        <draw:custom-shape draw:style-name="gr11" draw:text-style-name="P16" draw:id="id11" draw:layer="layout" svg:width="7.2cm" svg:height="0.873cm" svg:x="16.035cm" svg:y="16.135cm">
          <text:p text:style-name="P4"><text:span text:style-name="T7">Selector: </text:span><text:span text:style-name="T11">simple </text:span></text:p>
          <text:p text:style-name="P4"><text:span text:style-name="T12">(value: case-store-answers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7" draw:id="id6" draw:layer="layout" svg:width="3.132cm" svg:height="3.076cm" svg:x="18.069cm" svg:y="22.858cm">
          <text:p text:style-name="P12"><text:span text:style-name="T10">case-</text:span><text:span text:style-name="T9">store-answers</text:span></text:p>
          <text:p text:style-name="P6"><text:span text:style-name="T10"><text:s/></text:span><text:span text:style-name="T10">= </text:span></text:p>
          <text:p text:style-name="P6"><text:span text:style-name="T10">student-</text:span></text:p>
          <text:p text:style-name="P6"><text:span text:style-name="T10">before-timefra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18" draw:layer="layout" svg:x1="19.634cm" svg:y1="17.834cm" svg:x2="19.635cm" svg:y2="17.008cm" draw:start-shape="id1" draw:start-glue-point="4" draw:end-shape="id11" draw:end-glue-point="2">
          <text:p text:style-name="P10"/>
        </draw:connector>
        <draw:connector draw:style-name="gr13" draw:text-style-name="P18" draw:layer="layout" svg:x1="19.635cm" svg:y1="15.335cm" svg:x2="19.635cm" svg:y2="16.135cm" draw:start-shape="id4" draw:start-glue-point="2" draw:end-shape="id11" draw:end-glue-point="0">
          <text:p text:style-name="P10"/>
        </draw:connector>
        <draw:custom-shape draw:style-name="gr11" draw:text-style-name="P19" draw:id="id10" draw:layer="layout" svg:width="2.8cm" svg:height="0.7cm" svg:x="9.804cm" svg:y="28.764cm">
          <text:p text:style-name="P6"><text:span text:style-name="T7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" draw:text-style-name="P11" draw:layer="layout" svg:width="1.002cm" svg:height="0.607cm" svg:x="14.607cm" svg:y="23.482cm">
          <draw:text-box>
            <text:p text:style-name="P10"><text:span text:style-name="T8">yes</text:span></text:p>
          </draw:text-box>
        </draw:frame>
        <draw:frame draw:style-name="gr6" draw:text-style-name="P11" draw:layer="layout" svg:width="0.858cm" svg:height="0.607cm" svg:x="19.869cm" svg:y="21.565cm">
          <draw:text-box>
            <text:p text:style-name="P10"><text:span text:style-name="T8">no</text:span></text:p>
          </draw:text-box>
        </draw:frame>
        <draw:custom-shape draw:style-name="gr3" draw:text-style-name="P13" draw:id="id13" draw:layer="layout" svg:width="3.132cm" svg:height="3.156cm" svg:x="18.069cm" svg:y="38.241cm">
          <text:p text:style-name="P12"><text:span text:style-name="T10">case-</text:span><text:span text:style-name="T9">store-answers</text:span></text:p>
          <text:p text:style-name="P12"><text:span text:style-name="T10"><text:s/></text:span><text:span text:style-name="T10">= </text:span></text:p>
          <text:p text:style-name="P12"><text:span text:style-name="T9">oth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14" draw:layer="layout" svg:x1="19.634cm" svg:y1="36.184cm" svg:x2="19.634cm" svg:y2="38.241cm" draw:start-shape="id12" draw:start-glue-point="6" draw:end-shape="id13" draw:end-glue-point="4">
          <text:p text:style-name="P10"/>
        </draw:connector>
        <draw:frame draw:style-name="gr6" draw:text-style-name="P11" draw:layer="layout" svg:width="0.858cm" svg:height="0.607cm" svg:x="20.105cm" svg:y="31.695cm">
          <draw:text-box>
            <text:p text:style-name="P10"><text:span text:style-name="T8">no</text:span></text:p>
          </draw:text-box>
        </draw:frame>
        <draw:custom-shape draw:style-name="gr14" draw:text-style-name="P20" draw:id="id14" draw:layer="layout" svg:width="7.2cm" svg:height="0.9cm" svg:x="24.337cm" svg:y="40.579cm">
          <text:p text:style-name="P4"><text:span text:style-name="T7">Redirect:</text:span></text:p>
          <text:p text:style-name="P4"><text:span text:style-name="T12">g_pge_not_a_course_me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4" draw:layer="layout" draw:type="line" svg:x1="27.937cm" svg:y1="41.479cm" svg:x2="27.936cm" svg:y2="42.153cm" draw:start-shape="id14" draw:start-glue-point="2" draw:end-shape="id15" draw:end-glue-point="4">
          <text:p text:style-name="P10"/>
        </draw:connector>
        <draw:custom-shape draw:style-name="gr11" draw:text-style-name="P19" draw:id="id15" draw:layer="layout" svg:width="2.8cm" svg:height="0.7cm" svg:x="26.537cm" svg:y="42.153cm">
          <text:p text:style-name="P6"><text:span text:style-name="T7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1.199cm" svg:y1="39.818cm" svg:x2="27.937cm" svg:y2="40.579cm" draw:start-shape="id13" draw:start-glue-point="7" draw:end-shape="id14" draw:end-glue-point="0">
          <text:p text:style-name="P10"/>
        </draw:connector>
        <draw:frame draw:style-name="gr6" draw:text-style-name="P11" draw:layer="layout" svg:width="1.002cm" svg:height="0.607cm" svg:x="23.485cm" svg:y="28.72cm">
          <draw:text-box>
            <text:p text:style-name="P10"><text:span text:style-name="T8">yes</text:span></text:p>
          </draw:text-box>
        </draw:frame>
        <draw:custom-shape draw:style-name="gr15" draw:text-style-name="P16" draw:id="id2" draw:layer="layout" svg:width="7.2cm" svg:height="0.7cm" svg:x="24.312cm" svg:y="19.92cm">
          <text:p text:style-name="P4"><text:span text:style-name="T7">Reader: </text:span><text:span text:style-name="T12">store-problem-answer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5" draw:id="id7" draw:layer="layout" svg:width="8.89cm" svg:height="0.875cm" svg:x="6.756cm" svg:y="25.273cm">
          <text:p text:style-name="P4"><text:span text:style-name="T7">Action: </text:span><text:span text:style-name="T11">add-response-headers</text:span></text:p>
          <text:p text:style-name="P4"><text:span text:style-name="T11">X-Mumie-Status = "ERROR: Before timeframe"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6" draw:id="id9" draw:layer="layout" svg:width="8.89cm" svg:height="0.801cm" svg:x="6.756cm" svg:y="27.051cm">
          <text:p text:style-name="P4"><text:span text:style-name="T7">Reader: </text:span><text:span text:style-name="T11">string</text:span></text:p>
          <text:p text:style-name="P4"><text:span text:style-name="T11">"ERROR: Before timeframe"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4" draw:layer="layout" draw:type="line" svg:x1="11.201cm" svg:y1="26.148cm" svg:x2="11.201cm" svg:y2="27.051cm" draw:start-shape="id7" draw:start-glue-point="2" draw:end-shape="id9" draw:end-glue-point="0">
          <text:p text:style-name="P10"/>
        </draw:connector>
        <draw:custom-shape draw:style-name="gr3" draw:text-style-name="P13" draw:id="id12" draw:layer="layout" svg:width="3.102cm" svg:height="3.175cm" svg:x="18.084cm" svg:y="33.009cm">
          <text:p text:style-name="P12"><text:span text:style-name="T10">case-</text:span><text:span text:style-name="T9">store-answers</text:span></text:p>
          <text:p text:style-name="P6"><text:span text:style-name="T10"><text:s/></text:span><text:span text:style-name="T10">= </text:span></text:p>
          <text:p text:style-name="P6"><text:span text:style-name="T10">student-</text:span></text:p>
          <text:p text:style-name="P6"><text:span text:style-name="T10">after-time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14" draw:layer="layout" svg:x1="19.634cm" svg:y1="31.185cm" svg:x2="19.634cm" svg:y2="33.009cm" draw:start-shape="id8" draw:start-glue-point="6" draw:end-shape="id12" draw:end-glue-point="4">
          <text:p text:style-name="P10"/>
        </draw:connector>
        <draw:connector draw:style-name="gr13" draw:text-style-name="P14" draw:layer="layout" svg:x1="27.922cm" svg:y1="30.162cm" svg:x2="21.186cm" svg:y2="29.597cm" draw:start-shape="id16" draw:start-glue-point="0" draw:end-shape="id8" draw:end-glue-point="7">
          <text:p text:style-name="P10"/>
        </draw:connector>
        <draw:custom-shape draw:style-name="gr15" draw:text-style-name="P16" draw:id="id16" draw:layer="layout" svg:width="7.2cm" svg:height="0.7cm" svg:x="24.322cm" svg:y="30.162cm">
          <text:p text:style-name="P4"><text:span text:style-name="T7">Reader: </text:span><text:span text:style-name="T12">store-problem-answer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15" draw:id="id17" draw:layer="layout" svg:width="2.787cm" svg:height="0.617cm" svg:x="26.529cm" svg:y="31.443cm">
          <text:p text:style-name="P6"><text:span text:style-name="T7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14" draw:layer="layout" draw:type="line" svg:x1="27.922cm" svg:y1="30.862cm" svg:x2="27.921cm" svg:y2="31.443cm" draw:start-shape="id16" draw:start-glue-point="2" draw:end-shape="id17" draw:end-glue-point="4">
          <text:p text:style-name="P10"/>
        </draw:connector>
        <draw:connector draw:style-name="gr12" draw:text-style-name="P14" draw:layer="layout" draw:type="line" svg:x1="11.201cm" svg:y1="38.035cm" svg:x2="11.203cm" svg:y2="38.989cm" draw:start-shape="id18" draw:start-glue-point="2" draw:end-shape="id19" draw:end-glue-point="4">
          <text:p text:style-name="P10"/>
        </draw:connector>
        <draw:custom-shape draw:style-name="gr11" draw:text-style-name="P19" draw:id="id19" draw:layer="layout" svg:width="2.8cm" svg:height="0.7cm" svg:x="9.804cm" svg:y="38.989cm">
          <text:p text:style-name="P6"><text:span text:style-name="T7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" draw:text-style-name="P11" draw:layer="layout" svg:width="1.002cm" svg:height="0.607cm" svg:x="14.687cm" svg:y="33.534cm">
          <draw:text-box>
            <text:p text:style-name="P10"><text:span text:style-name="T8">yes</text:span></text:p>
          </draw:text-box>
        </draw:frame>
        <draw:custom-shape draw:style-name="gr2" draw:text-style-name="P5" draw:id="id20" draw:layer="layout" svg:width="8.89cm" svg:height="0.93cm" svg:x="6.756cm" svg:y="35.433cm">
          <text:p text:style-name="P4"><text:span text:style-name="T7">Action: </text:span><text:span text:style-name="T11">add-response-headers</text:span></text:p>
          <text:p text:style-name="P4"><text:span text:style-name="T11">X-Mumie-Status = "ERROR: After timeframe"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6" draw:id="id18" draw:layer="layout" svg:width="8.89cm" svg:height="0.88cm" svg:x="6.756cm" svg:y="37.155cm">
          <text:p text:style-name="P4"><text:span text:style-name="T7">Reader: </text:span><text:span text:style-name="T11">string</text:span></text:p>
          <text:p text:style-name="P4"><text:span text:style-name="T11">"ERROR: After timeframe"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4" draw:layer="layout" draw:type="line" svg:x1="11.201cm" svg:y1="36.363cm" svg:x2="11.201cm" svg:y2="37.155cm" draw:start-shape="id20" draw:start-glue-point="2" draw:end-shape="id18" draw:end-glue-point="0">
          <text:p text:style-name="P10"/>
        </draw:connector>
        <draw:connector draw:style-name="gr10" draw:text-style-name="P14" draw:layer="layout" svg:x1="18.084cm" svg:y1="34.596cm" svg:x2="11.201cm" svg:y2="35.433cm" draw:start-shape="id12" draw:start-glue-point="5" draw:end-shape="id20" draw:end-glue-point="0">
          <text:p text:style-name="P10"/>
        </draw:connector>
        <draw:frame draw:style-name="gr6" draw:text-style-name="P11" draw:layer="layout" svg:width="0.858cm" svg:height="0.607cm" svg:x="20.068cm" svg:y="36.912cm">
          <draw:text-box>
            <text:p text:style-name="P10"><text:span text:style-name="T8">no</text:span></text:p>
          </draw:text-box>
        </draw:frame>
        <draw:frame draw:style-name="gr6" draw:text-style-name="P11" draw:layer="layout" svg:width="1.002cm" svg:height="0.607cm" svg:x="23.257cm" svg:y="38.738cm">
          <draw:text-box>
            <text:p text:style-name="P10"><text:span text:style-name="T8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cm" fo:margin-left="0.66cm" fo:margin-right="0.635cm" fo:page-width="42.012cm" fo:page-height="59.41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Marek Grudzinski</meta:initial-creator>
    <meta:creation-date>2007-08-21T12:11:34</meta:creation-date>
    <dc:date>2008-01-11T17:00:19</dc:date>
    <dc:language>en-US</dc:language>
    <meta:editing-cycles>7</meta:editing-cycles>
    <meta:editing-duration>PT1H28M17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